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8cm" fo:min-width="2.16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722cm" fo:min-width="2.906cm"/>
    </style:style>
    <style:style style:name="gr4" style:family="graphic" style:parent-style-name="standard">
      <style:graphic-properties draw:textarea-horizontal-align="justify" draw:textarea-vertical-align="middle" draw:auto-grow-height="false" fo:min-height="1.211cm" fo:min-width="1.024cm"/>
    </style:style>
    <style:style style:name="gr5" style:family="graphic" style:parent-style-name="standard">
      <style:graphic-properties draw:textarea-horizontal-align="justify" draw:textarea-vertical-align="middle" draw:auto-grow-height="false" fo:min-height="1.025cm" fo:min-width="2.295cm"/>
    </style:style>
    <style:style style:name="gr6" style:family="graphic" style:parent-style-name="standard">
      <style:graphic-properties draw:textarea-horizontal-align="justify" draw:textarea-vertical-align="middle" draw:auto-grow-height="false" fo:min-height="9.149cm" fo:min-width="9.519cm"/>
    </style:style>
    <style:style style:name="gr7" style:family="graphic" style:parent-style-name="standard">
      <style:graphic-properties draw:fill-color="#c2e0ae" draw:textarea-horizontal-align="justify" draw:textarea-vertical-align="middle" draw:auto-grow-height="false" fo:min-height="8.513cm" fo:min-width="7.755cm"/>
    </style:style>
    <style:style style:name="gr8" style:family="graphic" style:parent-style-name="standard">
      <style:graphic-properties draw:fill-color="#826aaf" draw:textarea-horizontal-align="justify" draw:textarea-vertical-align="middle" draw:auto-grow-height="false" fo:min-height="2.671cm" fo:min-width="3.056cm"/>
    </style:style>
    <style:style style:name="gr9" style:family="graphic" style:parent-style-name="standard">
      <style:graphic-properties draw:fill-color="#fff685" draw:textarea-horizontal-align="justify" draw:textarea-vertical-align="middle" draw:auto-grow-height="false" fo:min-height="0.766cm" fo:min-width="1.914cm"/>
    </style:style>
    <style:style style:name="gr10" style:family="graphic" style:parent-style-name="standard">
      <style:graphic-properties draw:fill-color="#f04e4d" draw:textarea-horizontal-align="justify" draw:textarea-vertical-align="middle" draw:auto-grow-height="false" fo:min-height="1.147cm" fo:min-width="2.802cm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loext:graphic-properties draw:fill-color="#826aaf"/>
      <style:paragraph-properties fo:text-align="center"/>
    </style:style>
    <style:style style:name="P5" style:family="paragraph">
      <loext:graphic-properties draw:fill-color="#fff685"/>
      <style:paragraph-properties fo:text-align="center"/>
    </style:style>
    <style:style style:name="P6" style:family="paragraph">
      <loext:graphic-properties draw:fill-color="#f04e4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2.159cm" svg:x="1.381cm" svg:y="1.762cm">
          <text:p text:style-name="P1">Sensor1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line draw:style-name="gr2" draw:text-style-name="P2" draw:layer="layout" svg:x1="4.048cm" svg:y1="2.905cm" svg:x2="7.604cm" svg:y2="2.778cm">
          <text:p text:style-name="P1">HTTP<text:line-break/>RCP</text:p>
        </draw:line>
        <draw:custom-shape draw:style-name="gr3" draw:text-style-name="P1" draw:layer="layout" svg:width="4.826cm" svg:height="2.794cm" svg:x="7.477cm" svg:y="1.508cm">
          <text:p text:style-name="P1">OpenWhisk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draw:layer="layout" svg:width="3.048cm" svg:height="2.921cm" svg:x="15.351cm" svg:y="1.508cm">
          <text:p text:style-name="P1">Flink<text:line-break/>Queryable<text:line-break/>State</text:p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line draw:style-name="gr2" draw:text-style-name="P2" draw:layer="layout" svg:x1="12.303cm" svg:y1="2.905cm" svg:x2="14.843cm" svg:y2="2.905cm">
          <text:p text:style-name="P1">Kafka<text:line-break/></text:p>
        </draw:line>
        <draw:custom-shape draw:style-name="gr5" draw:text-style-name="P1" draw:layer="layout" svg:width="2.794cm" svg:height="2.413cm" svg:x="3.413cm" svg:y="5.699cm">
          <text:p text:style-name="P1">Asset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15.24cm" svg:height="9.398cm" svg:x="1.381cm" svg:y="10.90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g>
          <draw:custom-shape draw:style-name="gr7" draw:text-style-name="P3" draw:layer="layout" svg:width="8.255cm" svg:height="8.763cm" svg:x="5.318cm" svg:y="11.287cm">
            <text:p text:style-name="P1">Sensor03 (outdoor)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.556cm" svg:height="2.921cm" svg:x="7.858cm" svg:y="15.478cm">
            <text:p text:style-name="P1">Sensor01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4.826cm" svg:height="3.048cm" svg:x="7.223cm" svg:y="12.811cm">
            <text:p text:style-name="P1">Sensor02</text:p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6" draw:layer="layout" svg:width="3.302cm" svg:height="1.397cm" svg:x="7.985cm" svg:y="18.399cm">
            <text:p text:style-name="P1">Sensor04</text:p>
            <draw:enhanced-geometry svg:viewBox="0 0 21600 21600" draw:type="rectangle" draw:enhanced-path="M 0 0 L 21600 0 21600 21600 0 21600 0 0 Z N"/>
          </draw:custom-shape>
        </draw:g>
        <draw:line draw:style-name="gr11" draw:text-style-name="P1" draw:layer="layout" svg:x1="4.937cm" svg:y1="8.112cm" svg:x2="8.874cm" svg:y2="10.906cm">
          <text:p/>
        </draw:line>
        <draw:line draw:style-name="gr11" draw:text-style-name="P1" draw:layer="layout" svg:x1="13.319cm" svg:y1="10.906cm" svg:x2="16.875cm" svg:y2="4.4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09:38:29.461998555</meta:creation-date>
    <dc:date>2019-04-23T07:40:03.828382964</dc:date>
    <meta:editing-duration>PT20H24M14S</meta:editing-duration>
    <meta:editing-cycles>2</meta:editing-cycles>
    <meta:generator>LibreOffice/5.4.6.2$Linux_X86_64 LibreOffice_project/40m0$Build-2</meta:generator>
    <meta:document-statistic meta:object-count="14"/>
  </office:meta>
</office:document-meta>
</file>